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font-size="10pt" fo:language="en" fo:country="US" officeooo:paragraph-rsid="001a5234" style:font-size-asian="10pt" style:font-size-complex="10pt"/>
    </style:style>
    <style:style style:name="P2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font-size="10pt" fo:language="en" fo:country="US" officeooo:rsid="001a5234" officeooo:paragraph-rsid="001a5234" style:font-size-asian="10pt" style:font-size-complex="10pt"/>
    </style:style>
    <style:style style:name="P3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font-size="10pt" fo:language="en" fo:country="US" officeooo:rsid="001a6aca" officeooo:paragraph-rsid="001a6aca" style:font-size-asian="10pt" style:font-size-complex="10pt"/>
    </style:style>
    <style:style style:name="P4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font-size="14pt" fo:language="en" fo:country="US" officeooo:paragraph-rsid="001a6aca" style:font-size-asian="14pt" style:font-size-complex="14pt"/>
    </style:style>
    <style:style style:name="P5" style:family="paragraph" style:parent-style-name="Text_20_body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Arial" fo:font-size="10pt" fo:language="en" fo:country="US" officeooo:rsid="001a6aca" officeooo:paragraph-rsid="001a6aca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4">EJERCICIOS DTDs SIN ATRIBUTOS</text:p>
      <text:p text:style-name="P1"/>
      <text:p text:style-name="P2">1)</text:p>
      <text:p text:style-name="P1"/>
      <text:p text:style-name="P1"/>
      <text:p text:style-name="P1"/>
      <text:p text:style-name="P1"/>
      <text:p text:style-name="P1">a) El elemento raíz &lt;!DOCTYPE XXX [ puede contener ninguno, uno o varios elementos &lt;!ELEMENTOXXX(AA*,BBB)&gt; seguido de exactamente un elemento &lt;!ELEMENT AAA EMPTY&gt; <text:s/>El elemento &lt;!ELEMENT BBB (#PCDATA)&gt;]&gt; <text:s/>tiene que estar siempre presente. </text:p>
      <text:p text:style-name="P1"/>
      <text:p text:style-name="P1">b) <text:s/>El elemento raíz &lt;!DOCTYPE XXX [ puede contener un elemento &lt;!ELEMENT XXX (AAA?,BBB?&gt; seguido de exactamente un elemento &lt;!ELEMENT AAA EMPTY&gt; <text:s/>El elemento &lt;!ELEMENT BBB EMPTY&gt; ]&gt;puede aparecer <text:s/>(una vez) o no. </text:p>
      <text:p text:style-name="P1"> </text:p>
      <text:p text:style-name="P1">c)El elemento raíz &lt;!DOCTYPE XXX [ <text:s/>puede contener un elemento &lt;!ELEMENT XXX (AAA,BBB)&gt; seguido de uno o más elementos &lt;!ELEMENT AAA (CCC?,DDD+)&gt;. El elemento &lt;!ELEMENT <text:s/>BBB (CCC,DDD)&gt; puede contener un elemento CCC y varios elementos DDD. El elemento BBB tiene que contener, exactamente, un elemento &lt;!ELEMENT CCC EMPTY&gt; <text:s/>y un elemento &lt;!ELEMENT <text:s/>DDD EMPTY&gt; : </text:p>
      <text:p text:style-name="P1">Los elementos en AAA no son obligatorios: </text:p>
      <text:p text:style-name="P1"/>
      <text:p text:style-name="P1">d) El elemento raíz &lt;!DOCTYPE XXX [ debe contener un elemento &lt;!ELEMENTOXXX (AAA,BBB)&gt; seguido de un elemento &lt;!ELEMENT AAA (CCC,DDD)&gt; . El elemento &lt;!ELEMENT BBB (CCC|DDD)&gt; <text:s/>tiene que contener un elemento &lt;!ELEMENT CCC EMPTY&gt;seguido de un elemento &lt;!ELEMENT DDD EMPTY&gt; El elemento BBB tiene que contener bien un elemento CCC o bien un elemento DDD: </text:p>
      <text:p text:style-name="P1"> </text:p>
      <text:p text:style-name="P1">e) El elemento &lt;!DOCTYPE AA[ <text:s/>puede contener o bien &lt;!ELEMENTO AAA (BBB|CCC)&gt;Por otro lado el elemento &lt;!ELEMENTO BBB (#PCDATA,C+)&gt;puede contener cualquier combinación de texto y elementos &lt;!ELEMENTO CCC …&gt;]&gt;</text:p>
      <text:p text:style-name="P1"><text:s text:c="2"/></text:p>
      <text:p text:style-name="P1"/>
      <text:p text:style-name="P1"/>
      <text:p text:style-name="P1"/>
      <text:p text:style-name="P1"/>
      <text:p text:style-name="P2">2)&lt;?xml version="1.0" encoding="UTF-8"?&gt;</text:p>
      <text:p text:style-name="P2">&lt;!DOCTYPE <text:s/>valores [</text:p>
      <text:p text:style-name="P2">&lt;!ELEMENT valores <text:s/>(accion)&gt;</text:p>
      <text:p text:style-name="P2"><text:s/>&lt;!ELEMENT accion <text:s/>(mercado,mercadoabierto)&gt;</text:p>
      <text:p text:style-name="P2">&lt;!ELEMENT mercado (#PCDATA)&gt;</text:p>
      <text:p text:style-name="P2">&lt;!ELEMENT mercadoabierto (#PCDATA)&gt;</text:p>
      <text:p text:style-name="P2">]&gt;</text:p>
      <text:p text:style-name="P2"><text:s/>&lt;valores&gt; </text:p>
      <text:p text:style-name="P2">&lt;accion&gt; </text:p>
      <text:p text:style-name="P2">&lt;mercado&gt; Madrid &lt;/mercado&gt; </text:p>
      <text:p text:style-name="P2">&lt;mercadoabierto&gt; Si &lt;/mercadoabierto&gt; </text:p>
      <text:p text:style-name="P2">&lt;/accion&gt; </text:p>
      <text:p text:style-name="P2">&lt;/valores&gt; 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)&lt;?xml version="1.0" encoding="UTF-8"?&gt;</text:p>
      <text:p text:style-name="P2">&lt;!DOCTYPE agenda[</text:p>
      <text:p text:style-name="P2">&lt;!ELEMENT agenda (persona+)&gt;</text:p>
      <text:p text:style-name="P2">&lt;!ELEMENT persona (nombre,tlf)&gt;</text:p>
      <text:p text:style-name="P2">&lt;!ELEMENT <text:s/>nombre (#PCDATA)&gt;</text:p>
      <text:p text:style-name="P2">&lt;!ELEMENT tlf (#PCDATA)&gt;</text:p>
      <text:p text:style-name="P2">]&gt;</text:p>
      <text:p text:style-name="P2"><text:s/>&lt;agenda&gt;</text:p>
      <text:p text:style-name="P2"><text:s text:c="3"/>&lt;persona&gt;</text:p>
      <text:p text:style-name="P2"><text:s text:c="13"/>&lt;nombre&gt;Ricardo Borriquero&lt;/nombre&gt;</text:p>
      <text:p text:style-name="P2"><text:s text:c="7"/>&lt;tlf&gt;951345678&lt;/tlf&gt;</text:p>
      <text:p text:style-name="P2"><text:s text:c="4"/>&lt;/persona&gt;</text:p>
      <text:p text:style-name="P2"><text:s text:c="2"/>&lt;persona&gt;</text:p>
      <text:p text:style-name="P2"><text:s text:c="4"/>&lt;nombre&gt;Eva Risto&lt;/nombre&gt;</text:p>
      <text:p text:style-name="P2"><text:s text:c="5"/>&lt;tlf&gt;955837659&lt;/tlf&gt;</text:p>
      <text:p text:style-name="P2"><text:s text:c="2"/>&lt;/persona&gt;</text:p>
      <text:p text:style-name="P2"><text:s text:c="2"/>&lt;/agenda&gt;</text:p>
      <text:p text:style-name="P2"/>
      <text:p text:style-name="P2"/>
      <text:p text:style-name="P2">4)</text:p>
      <text:p text:style-name="P2">&lt;!DOCTYPE <text:s/>citas <text:s/>[</text:p>
      <text:p text:style-name="P2">&lt;!ELEMENT citas <text:s/>(cita+)&gt;</text:p>
      <text:p text:style-name="P2"><text:s/>&lt;!ELEMENT cita (autor,fechas,texto)&gt;</text:p>
      <text:p text:style-name="P2">&lt;!ELEMENT autor <text:s/>(#PCDATA)&gt;</text:p>
      <text:p text:style-name="P2">&lt;!ELEMENT fechas <text:s/>(#PCDATA)&gt;</text:p>
      <text:p text:style-name="P2">&lt;!ELEMENT texto <text:s/>(#PCDATA)&gt;</text:p>
      <text:p text:style-name="P2">]&gt;</text:p>
      <text:p text:style-name="P2"/>
      <text:p text:style-name="P2"/>
      <text:p text:style-name="P2"/>
      <text:p text:style-name="P2">5)</text:p>
      <text:p text:style-name="P2"/>
      <text:p text:style-name="P2">&lt;?xml version="1.0" encoding="UTF-8"?&gt;</text:p>
      <text:p text:style-name="P2">&lt;!DOCTYPE <text:s/>libros [</text:p>
      <text:p text:style-name="P2">&lt;!ELEMENT libros <text:s/>(libro+)&gt;</text:p>
      <text:p text:style-name="P2"><text:s/>&lt;!ELEMENT libro (titulo,(informatica|electronica))&gt;</text:p>
      <text:p text:style-name="P2">&lt;!ELEMENT titulo (#PCDATA)&gt;</text:p>
      <text:p text:style-name="P2">&lt;!ELEMENT informatica <text:s/>EMPTY&gt;</text:p>
      <text:p text:style-name="P2">&lt;!ELEMENT electronica <text:s/>EMPTY&gt;</text:p>
      <text:p text:style-name="P2">]&gt;</text:p>
      <text:p text:style-name="P2"><text:s text:c="7"/>&lt;libros&gt;</text:p>
      <text:p text:style-name="P2"><text:s text:c="9"/>&lt;libro&gt;</text:p>
      <text:p text:style-name="P2"><text:s text:c="10"/>&lt;titulo&gt; <text:s text:c="4"/>&lt;/titulo&gt;</text:p>
      <text:p text:style-name="P2"><text:s text:c="11"/>&lt;informatica/&gt;</text:p>
      <text:p text:style-name="P2"><text:s text:c="9"/>&lt;/libro&gt;</text:p>
      <text:p text:style-name="P2"><text:s text:c="8"/>&lt;libro&gt;</text:p>
      <text:p text:style-name="P2"><text:s text:c="10"/>&lt;titulo&gt; <text:s text:c="4"/>&lt;/titulo&gt;</text:p>
      <text:p text:style-name="P2"><text:soft-page-break/><text:s text:c="11"/>&lt;electronica/&gt;</text:p>
      <text:p text:style-name="P2"><text:s text:c="9"/>&lt;/libro&gt;</text:p>
      <text:p text:style-name="P2"><text:s text:c="7"/>&lt;/libros&gt;</text:p>
      <text:p text:style-name="P2"/>
      <text:p text:style-name="P2"/>
      <text:p text:style-name="P2"/>
      <text:p text:style-name="P2"/>
      <text:p text:style-name="P2"/>
      <text:p text:style-name="P2"/>
      <text:p text:style-name="P2">6)</text:p>
      <text:p text:style-name="P2">&lt;?xml version="1.0" encoding="UTF-8"?&gt;</text:p>
      <text:p text:style-name="P2">&lt;!DOCTYPE <text:s/>contabilidad [</text:p>
      <text:p text:style-name="P2">&lt;!ELEMENT contabilidad <text:s/>(notas+)&gt;</text:p>
      <text:p text:style-name="P2"><text:s/>&lt;!ELEMENT notas (ingreso?,gasto?,fecha,cantidad,concepto)&gt;</text:p>
      <text:p text:style-name="P2">&lt;!ELEMENT ingreso EMPTY &gt;</text:p>
      <text:p text:style-name="P2">&lt;!ELEMENT gasto EMPTY &gt;</text:p>
      <text:p text:style-name="P2">&lt;!ELEMENT fecha (#PCDATA)&gt;</text:p>
      <text:p text:style-name="P2">&lt;!ELEMENT cantidad (#PCDATA)&gt;</text:p>
      <text:p text:style-name="P2">&lt;!ELEMENT concepto (#PCDATA)&gt;</text:p>
      <text:p text:style-name="P2">]&gt;</text:p>
      <text:p text:style-name="P2"><text:s text:c="7"/>&lt;contabilidad&gt;</text:p>
      <text:p text:style-name="P2"><text:s text:c="9"/>&lt;notas&gt;</text:p>
      <text:p text:style-name="P2"><text:s text:c="11"/>&lt;ingreso/&gt;</text:p>
      <text:p text:style-name="P2"><text:s text:c="11"/>&lt;fecha&gt;14 de octubre de 2013&lt;/fecha&gt;</text:p>
      <text:p text:style-name="P2"><text:s text:c="11"/>&lt;cantidad&gt;1800 €&lt;/cantidad&gt;</text:p>
      <text:p text:style-name="P2"><text:s text:c="11"/>&lt;concepto&gt;Ventas&lt;/concepto&gt;</text:p>
      <text:p text:style-name="P2"><text:s text:c="8"/>&lt;/notas&gt;</text:p>
      <text:p text:style-name="P2"><text:s text:c="9"/>&lt;notas&gt;</text:p>
      <text:p text:style-name="P2"><text:s text:c="11"/>&lt;gasto/&gt;</text:p>
      <text:p text:style-name="P2"><text:s text:c="11"/>&lt;fecha&gt;11 de febrero de 2013&lt;/fecha&gt;</text:p>
      <text:p text:style-name="P2"><text:s text:c="11"/>&lt;cantidad&gt;44,25 €&lt;/cantidad&gt;</text:p>
      <text:p text:style-name="P2"><text:s text:c="11"/>&lt;concepto&gt;Recibo agua&lt;/concepto&gt;</text:p>
      <text:p text:style-name="P2"><text:s text:c="10"/>&lt;/notas&gt;</text:p>
      <text:p text:style-name="P2"><text:s text:c="7"/>&lt;notas&gt;</text:p>
      <text:p text:style-name="P2"><text:s text:c="11"/>&lt;ingreso/&gt;</text:p>
      <text:p text:style-name="P2"><text:s text:c="11"/>&lt;fecha&gt;12 de octubre de 2013&lt;/fecha&gt;</text:p>
      <text:p text:style-name="P2"><text:s text:c="11"/>&lt;cantidad&gt;18000 €&lt;/cantidad&gt;</text:p>
      <text:p text:style-name="P2"><text:s text:c="11"/>&lt;concepto&gt;Premio lotería&lt;/concepto&gt;</text:p>
      <text:p text:style-name="P2"><text:s text:c="8"/>&lt;/notas&gt;</text:p>
      <text:p text:style-name="P2"><text:s text:c="7"/>&lt;/contabilidad&gt;</text:p>
      <text:p text:style-name="P2"/>
      <text:p text:style-name="P2"/>
      <text:p text:style-name="P2">7)</text:p>
      <text:p text:style-name="P2">&lt;?xml version="1.0" encoding="UTF-8"?&gt;</text:p>
      <text:p text:style-name="P2">&lt;!DOCTYPE clients [</text:p>
      <text:p text:style-name="P2">&lt;!ELEMENT clients (person+)&gt;</text:p>
      <text:p text:style-name="P2"><text:s/>&lt;!ELEMENT person (name,cod?,visa)&gt;</text:p>
      <text:p text:style-name="P2">&lt;!ELEMENT name <text:s/>(#PCDATA)&gt;</text:p>
      <text:p text:style-name="P2">&lt;!ELEMENT cod <text:s/>EMPTY&gt;</text:p>
      <text:p text:style-name="P2">&lt;!ELEMENT visa <text:s/>(#PCDATA)&gt;</text:p>
      <text:p text:style-name="P2">]&gt;</text:p>
      <text:p text:style-name="P2">&lt;clients&gt;</text:p>
      <text:p text:style-name="P2">&lt;person&gt;</text:p>
      <text:p text:style-name="P2">&lt;name&gt; Pedro &lt;/name&gt;</text:p>
      <text:p text:style-name="P2">&lt;cod/&gt;</text:p>
      <text:p text:style-name="P2"><text:soft-page-break/>&lt;visa&gt; 262323 &lt;/visa&gt;</text:p>
      <text:p text:style-name="P2">&lt;/person&gt;</text:p>
      <text:p text:style-name="P2">&lt;person&gt;</text:p>
      <text:p text:style-name="P2">&lt;name&gt; Homer &lt;/name&gt;</text:p>
      <text:p text:style-name="P2">&lt;visa&gt; 24523 &lt;/visa&gt;</text:p>
      <text:p text:style-name="P2">&lt;/person&gt;</text:p>
      <text:p text:style-name="P2">&lt;person&gt;</text:p>
      <text:p text:style-name="P2">&lt;name&gt; Terrance &lt;/name&gt;</text:p>
      <text:p text:style-name="P2">&lt;cod/&gt;</text:p>
      <text:p text:style-name="P2">&lt;visa&gt; 24354 &lt;/visa&gt;</text:p>
      <text:p text:style-name="P2">&lt;/person&gt;</text:p>
      <text:p text:style-name="P2">&lt;/clients&gt; </text:p>
      <text:p text:style-name="P2"/>
      <text:p text:style-name="P2"/>
      <text:p text:style-name="P2"/>
      <text:p text:style-name="P2"/>
      <text:p text:style-name="P2"/>
      <text:p text:style-name="P2"/>
      <text:p text:style-name="P2">8)</text:p>
      <text:p text:style-name="P2">&lt;?xml version="1.0" encoding="UTF-8"?&gt;</text:p>
      <text:p text:style-name="P2">&lt;!DOCTYPE lenguajes [</text:p>
      <text:p text:style-name="P2">&lt;!ELEMENT lenguajes (lenguaje+)&gt;</text:p>
      <text:p text:style-name="P2"><text:s/>&lt;!ELEMENT lenguaje <text:s/>(nombre,creador,fecha,compilado?,interpretado?)&gt;</text:p>
      <text:p text:style-name="P2">&lt;!ELEMENT nombre <text:s/>(#PCDATA)&gt;</text:p>
      <text:p text:style-name="P2">&lt;!ELEMENT creador (#PCDATA) &gt;</text:p>
      <text:p text:style-name="P2">&lt;!ELEMENT fecha (#PCDATA)&gt;</text:p>
      <text:p text:style-name="P2">&lt;!ELEMENT compilado <text:s/>EMPTY&gt;</text:p>
      <text:p text:style-name="P2">&lt;!ELEMENT interpretado EMPTY&gt;</text:p>
      <text:p text:style-name="P2">]&gt;</text:p>
      <text:p text:style-name="P2">&lt;lenguajes&gt;</text:p>
      <text:p text:style-name="P2"><text:s text:c="2"/>&lt;lenguaje&gt;</text:p>
      <text:p text:style-name="P2"><text:s text:c="4"/>&lt;nombre&gt;C&lt;/nombre&gt;</text:p>
      <text:p text:style-name="P2"><text:s text:c="4"/>&lt;creador&gt;Dennis Ritchie&lt;/creador&gt;</text:p>
      <text:p text:style-name="P2"><text:s text:c="4"/>&lt;fecha&gt;1973&lt;/fecha&gt;</text:p>
      <text:p text:style-name="P2"><text:s text:c="4"/>&lt;compilado /&gt;</text:p>
      <text:p text:style-name="P2"><text:s text:c="2"/>&lt;/lenguaje&gt;</text:p>
      <text:p text:style-name="P2"><text:s text:c="2"/>&lt;lenguaje&gt;</text:p>
      <text:p text:style-name="P2"><text:s text:c="4"/>&lt;nombre&gt;Python&lt;/nombre&gt;</text:p>
      <text:p text:style-name="P2"><text:s text:c="4"/>&lt;creador&gt;Guido van Rossum&lt;/creador&gt;</text:p>
      <text:p text:style-name="P2"><text:s text:c="4"/>&lt;fecha&gt;1991&lt;/fecha&gt;</text:p>
      <text:p text:style-name="P2"><text:s text:c="4"/>&lt;interpretado /&gt;</text:p>
      <text:p text:style-name="P2"><text:s text:c="2"/>&lt;/lenguaje&gt;</text:p>
      <text:p text:style-name="P2"><text:s text:c="2"/>&lt;lenguaje&gt;</text:p>
      <text:p text:style-name="P2"><text:s text:c="4"/>&lt;nombre&gt;PHP&lt;/nombre&gt;</text:p>
      <text:p text:style-name="P2"><text:s text:c="4"/>&lt;creador&gt;Rasmus Lerdorf&lt;/creador&gt;</text:p>
      <text:p text:style-name="P2"><text:s text:c="4"/>&lt;fecha&gt;1995&lt;/fecha&gt;</text:p>
      <text:p text:style-name="P2"><text:s text:c="4"/>&lt;interpretado /&gt;</text:p>
      <text:p text:style-name="P2"><text:s text:c="2"/>&lt;/lenguaje&gt;</text:p>
      <text:p text:style-name="P2"><text:s text:c="2"/>&lt;lenguaje&gt;</text:p>
      <text:p text:style-name="P2"><text:s text:c="4"/>&lt;nombre&gt;XSLT&lt;/nombre&gt;</text:p>
      <text:p text:style-name="P2"><text:s text:c="4"/>&lt;creador&gt;James Clark&lt;/creador&gt;</text:p>
      <text:p text:style-name="P2"><text:s text:c="4"/>&lt;fecha&gt;1998&lt;/fecha&gt;</text:p>
      <text:p text:style-name="P2"><text:s text:c="4"/>&lt;interpretado /&gt;</text:p>
      <text:p text:style-name="P2"><text:s text:c="2"/>&lt;/lenguaje&gt;</text:p>
      <text:p text:style-name="P2">&lt;/lenguajes&gt;</text:p>
      <text:p text:style-name="P2"><text:soft-page-break/></text:p>
      <text:p text:style-name="P2"/>
      <text:p text:style-name="P2"/>
      <text:p text:style-name="P2"/>
      <text:p text:style-name="P3">9)&lt;?xml version="1.0" encoding="UTF-8"?&gt;</text:p>
      <text:p text:style-name="P3">&lt;!DOCTYPE paises [</text:p>
      <text:p text:style-name="P3">&lt;!ELEMENT paises (pais+)&gt;</text:p>
      <text:p text:style-name="P3">&lt;!ELEMENT pais (nombre,(monarquia|republica),superficie,fronterizos*,moneda,Exmoneda?)&gt;</text:p>
      <text:p text:style-name="P3">&lt;!ELEMENT nombre (#PCDATA)&gt;</text:p>
      <text:p text:style-name="P3">&lt;!ELEMENT monarquia EMPTY&gt;</text:p>
      <text:p text:style-name="P3">&lt;!ELEMENT republica EMPTY&gt;</text:p>
      <text:p text:style-name="P3">&lt;!ELEMENT superficie (#PCDATA)&gt;</text:p>
      <text:p text:style-name="P3">&lt;!ELEMENT fronterizos (#PCDATA)&gt;</text:p>
      <text:p text:style-name="P3">&lt;!ELEMENT moneda (#PCDATA)&gt;</text:p>
      <text:p text:style-name="P3">&lt;!ELEMENT Exmoneda (#PCDATA)&gt;</text:p>
      <text:p text:style-name="P3">]&gt;</text:p>
      <text:p text:style-name="P3">&lt;paises &gt;</text:p>
      <text:p text:style-name="P3">&lt;pais&gt;</text:p>
      <text:p text:style-name="P3">&lt;nombre&gt;España&lt;/nombre&gt;</text:p>
      <text:p text:style-name="P3">&lt;monarquia/&gt;</text:p>
      <text:p text:style-name="P3">&lt;superficie&gt;504.645 km2&lt;/superficie&gt;</text:p>
      <text:p text:style-name="P3">&lt;fronterizos&gt;Francia&lt;/fronterizos&gt;</text:p>
      <text:p text:style-name="P3">&lt;moneda&gt;Euro&lt;/moneda&gt;</text:p>
      <text:p text:style-name="P3">&lt;Exmoneda&gt;Peseta&lt;/Exmoneda&gt;</text:p>
      <text:p text:style-name="P3">&lt;/pais&gt;</text:p>
      <text:p text:style-name="P3">&lt;pais&gt;</text:p>
      <text:p text:style-name="P3">&lt;nombre&gt;Francia&lt;/nombre&gt;</text:p>
      <text:p text:style-name="P3">&lt;republica/&gt;</text:p>
      <text:p text:style-name="P3">&lt;superficie&gt;675.417 km2&lt;/superficie&gt;</text:p>
      <text:p text:style-name="P3">&lt;fronterizos&gt;España y Suíza&lt;/fronterizos&gt;</text:p>
      <text:p text:style-name="P3">&lt;moneda&gt;Euro&lt;/moneda&gt;</text:p>
      <text:p text:style-name="P3">&lt;Exmoneda&gt;Franco francés&lt;/Exmoneda&gt;</text:p>
      <text:p text:style-name="P3">&lt;/pais&gt;</text:p>
      <text:p text:style-name="P3">&lt;pais&gt;</text:p>
      <text:p text:style-name="P3">&lt;nombre&gt;Suíza&lt;/nombre&gt;</text:p>
      <text:p text:style-name="P3">&lt;republica/&gt;</text:p>
      <text:p text:style-name="P3">&lt;superficie&gt;41.290 km2&lt;/superficie&gt;</text:p>
      <text:p text:style-name="P3">&lt;fronterizos&gt;Francia&lt;/fronterizos&gt;</text:p>
      <text:p text:style-name="P3">&lt;moneda&gt;Euro&lt;/moneda&gt;</text:p>
      <text:p text:style-name="P3">&lt;/pais&gt;</text:p>
      <text:p text:style-name="P3">&lt;/paises 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3:10:41.789948250</meta:creation-date>
    <dc:date>2022-09-30T11:57:28.010143767</dc:date>
    <meta:editing-duration>PT11M1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5" meta:paragraph-count="198" meta:word-count="582" meta:character-count="5716" meta:non-whitespace-character-count="4854"/>
  </office:meta>
</office:document-meta>
</file>